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3.928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0.972cm"/>
    </style:style>
    <style:style style:name="co10" style:family="table-column">
      <style:table-column-properties fo:break-before="auto" style:column-width="1.069cm"/>
    </style:style>
    <style:style style:name="co11" style:family="table-column">
      <style:table-column-properties fo:break-before="auto" style:column-width="4.103cm"/>
    </style:style>
    <style:style style:name="co12" style:family="table-column">
      <style:table-column-properties fo:break-before="auto" style:column-width="4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/>
        </table:table-row>
        <table:table-row table:style-name="ro1">
          <table:table-cell office:value-type="string" calcext:value-type="string">
            <text:p>softwood sawn wood</text:p>
          </table:table-cell>
          <table:table-cell/>
        </table:table-row>
        <table:table-row table:style-name="ro1">
          <table:table-cell office:value-type="string" calcext:value-type="string">
            <text:p>pannels</text:p>
          </table:table-cell>
          <table:table-cell/>
        </table:table-row>
      </table:table>
      <table:table table:name="priceElasticities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in_p</text:p>
          </table:table-cell>
          <table:table-cell table:style-name="ce1" office:value-type="string" calcext:value-type="string">
            <text:p>s_value</text:p>
          </table:table-cell>
          <table:table-cell table:style-name="ce1" office:value-type="string" calcext:value-type="string">
            <text:p>d_value</text:p>
          </table:table-cell>
        </table:table-row>
        <table:table-row table:style-name="ro1"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harwood roundwood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harwood roundwood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arwood round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harwood roundwoo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oftwood roundwood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harwood roundwood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softwood roundwood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hardwood sawn wood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hardwood sawn wood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3" office:value-type="string" calcext:value-type="string">
            <text:p>hardwood sawn 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hardwood sawn woo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oftwood sawn wood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pannels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hardwood sawn woo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softwood sawn wood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table:style-name="ce3" office:value-type="string" calcext:value-type="string">
            <text:p>softwood sawn wood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pannel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string" calcext:value-type="string">
            <text:p>pannels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pannels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5" office:value-type="string" calcext:value-type="string">
            <text:p>pannels</text:p>
          </table:table-cell>
          <table:table-cell table:style-name="ce5" office:value-type="string" calcext:value-type="string">
            <text:p>France</text:p>
          </table:table-cell>
          <table:table-cell table:style-name="ce5" office:value-type="string" calcext:value-type="string">
            <text:p>pannels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</table:table-row>
      </table:table>
      <table:table table:name="tradeElasticities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ts</text:p>
          </table:table-cell>
          <table:table-cell table:style-name="ce1" office:value-type="string" calcext:value-type="string">
            <text:p>etd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float" office:value="0.5" calcext:value-type="float">
            <text:p>0.5</text:p>
          </table:table-cell>
        </table:table-row>
      </table:table>
      <table:table table:name="shareParameter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45" calcext:value-type="float">
            <text:p>0.45</text:p>
          </table:table-cell>
        </table:table-row>
      </table:table>
      <table:table table:name="constantTerm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onst_s</text:p>
          </table:table-cell>
          <table:table-cell table:style-name="ce1" office:value-type="string" calcext:value-type="string">
            <text:p>const_d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table table:name="init" table:style-name="ta1"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c0</text:p>
          </table:table-cell>
          <table:table-cell table:style-name="ce1" office:value-type="string" calcext:value-type="string">
            <text:p>dc0</text:p>
          </table:table-cell>
          <table:table-cell table:style-name="ce1" office:value-type="string" calcext:value-type="string">
            <text:p>pcs0</text:p>
          </table:table-cell>
          <table:table-cell table:style-name="ce1" office:value-type="string" calcext:value-type="string">
            <text:p>pcd0</text:p>
          </table:table-cell>
          <table:table-cell table:style-name="ce1" office:value-type="string" calcext:value-type="string">
            <text:p>pl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table table:name="init2" table:style-name="ta1">
        <table:table-column table:style-name="co1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d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0:54:58.666297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5-18T13:40:03.550515462</meta:creation-date>
    <dc:date>2022-06-02T14:54:03.587340747</dc:date>
    <dc:creator>Antonello Lobianco</dc:creator>
    <meta:editing-duration>P3DT2H49M</meta:editing-duration>
    <meta:editing-cycles>33</meta:editing-cycles>
    <meta:generator>LibreOffice/6.4.7.2$Linux_X86_64 LibreOffice_project/40$Build-2</meta:generator>
    <meta:document-statistic meta:table-count="7" meta:cell-count="613" meta:object-count="0"/>
  </office:meta>
</office:document-meta>
</file>